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blue ghosts eaten</text:p>
          </table:table-cell>
          <table:table-cell office:value-type="string" calcext:value-type="string">
            <text:p>orange ghosts eaten</text:p>
          </table:table-cell>
          <table:table-cell office:value-type="string" calcext:value-type="string">
            <text:p>violations</text:p>
          </table:table-cell>
          <table:table-cell table:style-name="Default" office:value-type="string" calcext:value-type="string">
            <text:p>win/lose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38" calcext:value-type="float">
            <text:p>-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81" calcext:value-type="float">
            <text:p>-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356" calcext:value-type="float">
            <text:p>-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0" calcext:value-type="float">
            <text:p>-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32" calcext:value-type="float">
            <text:p>-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86" calcext:value-type="float">
            <text:p>-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29" calcext:value-type="float">
            <text:p>-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62" calcext:value-type="float">
            <text:p>-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91" calcext:value-type="float">
            <text:p>-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formula="of:=AVERAGE([.A2:.A1001])" office:value-type="float" office:value="1365.523" calcext:value-type="float">
            <text:p>1365.523</text:p>
          </table:table-cell>
          <table:table-cell table:formula="of:=AVERAGE([.B2:.B1001])" office:value-type="float" office:value="0.001" calcext:value-type="float">
            <text:p>0.001</text:p>
          </table:table-cell>
          <table:table-cell table:formula="of:=AVERAGE([.C2:.C1001])" office:value-type="float" office:value="0.788" calcext:value-type="float">
            <text:p>0.788</text:p>
          </table:table-cell>
          <table:table-cell/>
          <table:table-cell table:style-name="Default" table:formula="of:=COUNTIF([.E2:.E1001];&quot;True&quot;)" office:value-type="float" office:value="906" calcext:value-type="float">
            <text:p>906</text:p>
          </table:table-cell>
        </table:table-row>
        <table:table-row table:style-name="ro1">
          <table:table-cell table:formula="of:=MAX([.A2:.A1001])" office:value-type="float" office:value="1751" calcext:value-type="float">
            <text:p>1751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2T11:50:26.535379314</dc:date>
    <meta:editing-duration>PT35S</meta:editing-duration>
    <meta:editing-cycles>1</meta:editing-cycles>
    <meta:document-statistic meta:table-count="1" meta:cell-count="5010" meta:object-count="0"/>
    <meta:generator>LibreOffice/7.3.3.2$Linux_X86_64 LibreOffice_project/30$Build-2</meta:generator>
  </office:meta>
</office:document-meta>
</file>